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30.18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127">
      <style:table-cell-properties fo:padding="0.71mm"/>
    </style:style>
    <style:style style:name="ce4" style:family="table-cell" style:parent-style-name="Default" style:data-style-name="N36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1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Vegetables</text:p>
          </table:table-cell>
          <table:table-cell table:style-name="ce3" office:value-type="float" office:value="4270" calcext:value-type="float">
            <text:p>$4,270</text:p>
          </table:table-cell>
          <table:table-cell table:style-name="ce4" office:value-type="date" office:date-value="2016-01-06" calcext:value-type="date">
            <text:p>06/01/2016</text:p>
          </table:table-cell>
          <table:table-cell office:value-type="string" calcext:value-type="string">
            <text:p>United Stat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Fruit</text:p>
          </table:table-cell>
          <table:table-cell table:style-name="ce3" office:value-type="float" office:value="8239" calcext:value-type="float">
            <text:p>$8,239</text:p>
          </table:table-cell>
          <table:table-cell table:style-name="ce4" office:value-type="date" office:date-value="2016-01-07" calcext:value-type="date">
            <text:p>07/01/2016</text:p>
          </table:table-cell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table:style-name="ce3" office:value-type="float" office:value="617" calcext:value-type="float">
            <text:p>$617</text:p>
          </table:table-cell>
          <table:table-cell table:style-name="ce4" office:value-type="date" office:date-value="2016-01-08" calcext:value-type="date">
            <text:p>08/01/2016</text:p>
          </table:table-cell>
          <table:table-cell office:value-type="string" calcext:value-type="string">
            <text:p>United States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Ft</number:text>
    </number:number-style>
    <number:number-style style:name="N111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Ft</number:text>
    </number:number-style>
    <number:number-style style:name="N113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Ft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9P2" style:volatile="true">
      <loext:text> </loext:text>
      <loext:fill-character> </loext:fill-character>
      <number:text>-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0P2" style:volatile="true">
      <loext:text> </loext:text>
      <loext:fill-character> </loext:fill-character>
      <number:text>- Ft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text>$</number:text>
      <number:number number:decimal-places="0" loext:min-decimal-places="0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Field" style:display-name="Pivot Table Field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Result" style:display-name="Pivot Table Result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Title" style:display-name="Pivot Table Titl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Value" style:display-name="Pivot Table Value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tamas</meta:initial-creator>
    <meta:creation-date>2017-06-03T23:16:16</meta:creation-date>
    <dc:creator>Libre Office</dc:creator>
    <dc:date>2018-02-18T19:42:10.408691651</dc:date>
    <meta:editing-cycles>5</meta:editing-cycles>
    <meta:editing-duration>PT2M36S</meta:editing-duration>
    <meta:document-statistic meta:table-count="1" meta:cell-count="24" meta:object-count="0"/>
    <meta:generator>LibreOfficeDev/6.1.0.0.alpha0$Linux_X86_64 LibreOffice_project/17adc2f8ebe48a3b7dd394269b09240967fc5995</meta:generator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